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01.05mm" svg:height="57.64mm" svg:x="194.66mm" svg:y="60.03mm">
            <draw:object draw:notify-on-update-of-ranges="Foglio1.H16:Foglio1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0.78mm" svg:height="60.3mm" svg:x="195.21mm" svg:y="129.36mm">
            <draw:object draw:notify-on-update-of-ranges="Foglio1.H31:Foglio1.H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6.37mm" svg:height="63.22mm" svg:x="197.14mm" svg:y="199.75mm">
            <draw:object draw:notify-on-update-of-ranges="Foglio1.H47:Foglio1.H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3.07mm" svg:height="63.22mm" svg:x="304.25mm" svg:y="63.48mm">
            <draw:object draw:notify-on-update-of-ranges="Foglio1.G15:Foglio1.G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7.12mm" svg:height="73.84mm" svg:x="305.62mm" svg:y="131.75mm">
            <draw:object draw:notify-on-update-of-ranges="Foglio1.G30:Foglio1.G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8.3mm" svg:height="71.72mm" svg:x="311.96mm" svg:y="211.17mm">
            <draw:object draw:notify-on-update-of-ranges="Foglio1.G46:Foglio1.G5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provetta1</text:p>
          </table:table-cell>
          <table:table-cell office:value-type="string" calcext:value-type="string">
            <text:p>Provetta 2 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office:value-type="string" calcext:value-type="string">
            <text:p>provetta1</text:p>
          </table:table-cell>
          <table:table-cell office:value-type="string" calcext:value-type="string">
            <text:p>provetta2</text:p>
          </table:table-cell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edia</text:p>
          </table:table-cell>
          <table:table-cell table:style-name="ce1" table:formula="of:=AVERAGE([.B3:.B52])" office:value-type="float" office:value="0.128" calcext:value-type="float">
            <text:p>0,13</text:p>
          </table:table-cell>
          <table:table-cell table:style-name="ce1" table:formula="of:=AVERAGE([.C3:.C52])" office:value-type="float" office:value="3.027" calcext:value-type="float">
            <text:p>3,03</text:p>
          </table:table-cell>
          <table:table-cell table:style-name="ce1" table:formula="of:=AVERAGE([.D3:.D52])" office:value-type="float" office:value="173.112" calcext:value-type="float">
            <text:p>173,11</text:p>
          </table:table-cell>
          <table:table-cell office:value-type="string" calcext:value-type="string">
            <text:p>saccarosio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72.95" calcext:value-type="float">
            <text:p>172,95</text:p>
          </table:table-cell>
          <table:table-cell/>
          <table:table-cell office:value-type="string" calcext:value-type="string">
            <text:p>devst</text:p>
          </table:table-cell>
          <table:table-cell table:style-name="ce1" table:formula="of:=STDEV([.B3:.B52])" office:value-type="float" office:value="0.123371018327909" calcext:value-type="float">
            <text:p>0,12</text:p>
          </table:table-cell>
          <table:table-cell table:style-name="ce1" table:formula="of:=STDEV([.C3:.C52])" office:value-type="float" office:value="0.0840371637905468" calcext:value-type="float">
            <text:p>0,08</text:p>
          </table:table-cell>
          <table:table-cell table:style-name="ce1" table:formula="of:=STDEV([.D3:.D52])" office:value-type="float" office:value="0.10717142476292" calcext:value-type="float">
            <text:p>0,11</text:p>
          </table:table-cell>
          <table:table-cell office:value-type="string" calcext:value-type="string">
            <text:p>fruttosio</text:p>
          </table:table-cell>
          <table:table-cell office:value-type="float" office:value="-92.4" calcext:value-type="float">
            <text:p>-92,4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string" calcext:value-type="string">
            <text:p>err st</text:p>
          </table:table-cell>
          <table:table-cell table:style-name="ce1" table:formula="of:=[.G4]/SQRT(50)" office:value-type="float" office:value="0.0174472967323109" calcext:value-type="float">
            <text:p>0,02</text:p>
          </table:table-cell>
          <table:table-cell table:style-name="ce1" table:formula="of:=[.H4]/SQRT(50)" office:value-type="float" office:value="0.011884649677596" calcext:value-type="float">
            <text:p>0,01</text:p>
          </table:table-cell>
          <table:table-cell table:style-name="ce1" table:formula="of:=[.I4]/SQRT(50)" office:value-type="float" office:value="0.0151563282398569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1" calcext:value-type="float">
            <text:p>3,1</text:p>
          </table:table-cell>
          <table:table-cell office:value-type="float" office:value="172.9" calcext:value-type="float">
            <text:p>172,9</text:p>
          </table:table-cell>
          <table:table-cell table:number-columns-repeated="3"/>
          <table:table-cell office:value-type="string" calcext:value-type="string">
            <text:p>saccarosio</text:p>
          </table:table-cell>
          <table:table-cell office:value-type="string" calcext:value-type="string">
            <text:p>fruttosio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2" calcext:value-type="float">
            <text:p>3,2</text:p>
          </table:table-cell>
          <table:table-cell office:value-type="float" office:value="173.25" calcext:value-type="float">
            <text:p>173,25</text:p>
          </table:table-cell>
          <table:table-cell/>
          <table:table-cell office:value-type="string" calcext:value-type="string">
            <text:p>L provetta</text:p>
          </table:table-cell>
          <table:table-cell office:value-type="float" office:value="20" calcext:value-type="float">
            <text:p>20</text:p>
          </table:table-cell>
          <table:table-cell table:formula="of:=[.H3]-[.G3]" office:value-type="float" office:value="2.899" calcext:value-type="float">
            <text:p>2,899</text:p>
          </table:table-cell>
          <table:table-cell table:formula="of:=([.I3]-180)-[.G3]" office:value-type="float" office:value="-7.01600000000001" calcext:value-type="float">
            <text:p>-7,01600000000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" calcext:value-type="float">
            <text:p>2,9</text:p>
          </table:table-cell>
          <table:table-cell office:value-type="float" office:value="173.25" calcext:value-type="float">
            <text:p>173,25</text:p>
          </table:table-cell>
          <table:table-cell table:number-columns-repeated="2"/>
          <table:table-cell office:value-type="string" calcext:value-type="string">
            <text:p>g/ml</text:p>
          </table:table-cell>
          <table:table-cell table:formula="of:=[.H7]/([.$K$3]*[.$G$7]/100)" office:value-type="float" office:value="0.21796992481203" calcext:value-type="float">
            <text:p>0,21796992481203</text:p>
          </table:table-cell>
          <table:table-cell table:formula="of:=[.I7]/([.$K$4]*[.$G$7]/100)" office:value-type="float" office:value="0.37965367965368" calcext:value-type="float">
            <text:p>0,37965367965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1" calcext:value-type="float">
            <text:p>-0,1</text:p>
          </table:table-cell>
          <table:table-cell office:value-type="float" office:value="3" calcext:value-type="float">
            <text:p>3</text:p>
          </table:table-cell>
          <table:table-cell office:value-type="float" office:value="173.3" calcext:value-type="float">
            <text:p>173,3</text:p>
          </table:table-cell>
          <table:table-cell table:number-columns-repeated="3"/>
          <table:table-cell table:formula="of:=SQRT((1/([.K3]*[.G7]/100))^2*0.02^2+([.H7]/([.K3]*([.G7]/100)^2)^2*0.0002^2))" office:value-type="float" office:value="0.00150919880887743" calcext:value-type="float">
            <text:p>0,001509198808877</text:p>
          </table:table-cell>
          <table:table-cell table:formula="of:=SQRT((1/([.K4]*[.G7]/100))^2*0.02^2+([.I7]/([.K4]*([.G7]/100)^2)^2*0.0002^2))" office:value-type="float" office:value="0.00107271775167066" calcext:value-type="float">
            <text:p>0,0010727177516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73.2" calcext:value-type="float">
            <text:p>173,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string" calcext:value-type="string">
            <text:p>Gaus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5" calcext:value-type="float">
            <text:p>2,95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-0.15" calcext:value-type="float">
            <text:p>-0,15</text:p>
          </table:table-cell>
          <table:table-cell table:formula="of:=COUNTIF([.$B$3:.$B$52];[.F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-0.1" calcext:value-type="float">
            <text:p>-0,1</text:p>
          </table:table-cell>
          <table:table-cell table:formula="of:=COUNTIF([.$B$3:.$B$52];[.F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-0.05" calcext:value-type="float">
            <text:p>-0,05</text:p>
          </table:table-cell>
          <table:table-cell table:formula="of:=COUNTIF([.$B$3:.$B$52];[.F17]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3.05" calcext:value-type="float">
            <text:p>3,05</text:p>
          </table:table-cell>
          <table:table-cell office:value-type="float" office:value="173.25" calcext:value-type="float">
            <text:p>173,2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$B$3:.$B$52];[.F18]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2.95" calcext:value-type="float">
            <text:p>2,9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COUNTIF([.$B$3:.$B$52];[.F19]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5" calcext:value-type="float">
            <text:p>-0,15</text:p>
          </table:table-cell>
          <table:table-cell office:value-type="float" office:value="3.15" calcext:value-type="float">
            <text:p>3,15</text:p>
          </table:table-cell>
          <table:table-cell office:value-type="float" office:value="172.9" calcext:value-type="float">
            <text:p>172,9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COUNTIF([.$B$3:.$B$52];[.F20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2.9" calcext:value-type="float">
            <text:p>2,9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COUNTIF([.$B$3:.$B$52];[.F21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3.1" calcext:value-type="float">
            <text:p>3,1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COUNTIF([.$B$3:.$B$52];[.F22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,05</text:p>
          </table:table-cell>
          <table:table-cell office:value-type="float" office:value="173.05" calcext:value-type="float">
            <text:p>173,05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COUNTIF([.$B$3:.$B$52];[.F23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2.95" calcext:value-type="float">
            <text:p>172,95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COUNTIF([.$B$3:.$B$52];[.F2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.1" calcext:value-type="float">
            <text:p>3,1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float" office:value="0.35" calcext:value-type="float">
            <text:p>0,35</text:p>
          </table:table-cell>
          <table:table-cell table:formula="of:=COUNTIF([.$B$3:.$B$52];[.F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3.25" calcext:value-type="float">
            <text:p>3,25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COUNTIF([.$B$3:.$B$52];[.F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COUNTIF([.$B$3:.$B$52];[.F2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.2" calcext:value-type="float">
            <text:p>173,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05" calcext:value-type="float">
            <text:p>3,05</text:p>
          </table:table-cell>
          <table:table-cell office:value-type="float" office:value="173.35" calcext:value-type="float">
            <text:p>173,35</text:p>
          </table:table-cell>
          <table:table-cell/>
          <table:table-cell office:value-type="string" calcext:value-type="string">
            <text:p>Provetta 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COUNTIF([.$C$3:.$C$52];[.F3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2.95" calcext:value-type="float">
            <text:p>2,95</text:p>
          </table:table-cell>
          <table:table-cell table:formula="of:=COUNTIF([.$C$3:.$C$52];[.F31]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.2" calcext:value-type="float">
            <text:p>3,2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C$3:.$C$52];[.F32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2.95" calcext:value-type="float">
            <text:p>2,95</text:p>
          </table:table-cell>
          <table:table-cell office:value-type="float" office:value="173.05" calcext:value-type="float">
            <text:p>173,05</text:p>
          </table:table-cell>
          <table:table-cell/>
          <table:table-cell office:value-type="float" office:value="3.05" calcext:value-type="float">
            <text:p>3,05</text:p>
          </table:table-cell>
          <table:table-cell table:formula="of:=COUNTIF([.$C$3:.$C$52];[.F33]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5" calcext:value-type="float">
            <text:p>-0,05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COUNTIF([.$C$3:.$C$52];[.F34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.15" calcext:value-type="float">
            <text:p>3,15</text:p>
          </table:table-cell>
          <table:table-cell table:formula="of:=COUNTIF([.$C$3:.$C$52];[.F3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COUNTIF([.$C$3:.$C$52];[.F3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.95" calcext:value-type="float">
            <text:p>2,9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.25" calcext:value-type="float">
            <text:p>3,25</text:p>
          </table:table-cell>
          <table:table-cell table:formula="of:=COUNTIF([.$C$3:.$C$52];[.F3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3.05" calcext:value-type="float">
            <text:p>3,05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73.25" calcext:value-type="float">
            <text:p>173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.05" calcext:value-type="float">
            <text:p>3,05</text:p>
          </table:table-cell>
          <table:table-cell office:value-type="float" office:value="173.25" calcext:value-type="float">
            <text:p>173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2" calcext:value-type="float">
            <text:p>3,2</text:p>
          </table:table-cell>
          <table:table-cell office:value-type="float" office:value="173.25" calcext:value-type="float">
            <text:p>173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3.1" calcext:value-type="float">
            <text:p>3,1</text:p>
          </table:table-cell>
          <table:table-cell office:value-type="float" office:value="173.1" calcext:value-type="float">
            <text:p>173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73.05" calcext:value-type="float">
            <text:p>173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string" calcext:value-type="string">
            <text:p>Provetta 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.95" calcext:value-type="float">
            <text:p>2,95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172.9" calcext:value-type="float">
            <text:p>172,9</text:p>
          </table:table-cell>
          <table:table-cell table:formula="of:=COUNTIF([.$D$3:.$D$52];[.F4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72.95" calcext:value-type="float">
            <text:p>172,95</text:p>
          </table:table-cell>
          <table:table-cell table:formula="of:=COUNTIF([.$D$3:.$D$52];[.F47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5" calcext:value-type="float">
            <text:p>2,95</text:p>
          </table:table-cell>
          <table:table-cell office:value-type="float" office:value="173.2" calcext:value-type="float">
            <text:p>173,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$D$3:.$D$52];[.F48]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173.05" calcext:value-type="float">
            <text:p>173,05</text:p>
          </table:table-cell>
          <table:table-cell table:formula="of:=COUNTIF([.$D$3:.$D$52];[.F49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73.1" calcext:value-type="float">
            <text:p>173,1</text:p>
          </table:table-cell>
          <table:table-cell/>
          <table:table-cell office:value-type="float" office:value="173.1" calcext:value-type="float">
            <text:p>173,1</text:p>
          </table:table-cell>
          <table:table-cell table:formula="of:=COUNTIF([.$D$3:.$D$52];[.F50]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173.15" calcext:value-type="float">
            <text:p>173,15</text:p>
          </table:table-cell>
          <table:table-cell/>
          <table:table-cell office:value-type="float" office:value="173.15" calcext:value-type="float">
            <text:p>173,15</text:p>
          </table:table-cell>
          <table:table-cell table:formula="of:=COUNTIF([.$D$3:.$D$52];[.F51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95" calcext:value-type="float">
            <text:p>2,95</text:p>
          </table:table-cell>
          <table:table-cell office:value-type="float" office:value="173.25" calcext:value-type="float">
            <text:p>173,25</text:p>
          </table:table-cell>
          <table:table-cell/>
          <table:table-cell office:value-type="float" office:value="173.2" calcext:value-type="float">
            <text:p>173,2</text:p>
          </table:table-cell>
          <table:table-cell table:formula="of:=COUNTIF([.$D$3:.$D$52];[.F5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73.25" calcext:value-type="float">
            <text:p>173,25</text:p>
          </table:table-cell>
          <table:table-cell table:formula="of:=COUNTIF([.$D$3:.$D$52];[.F5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73.3" calcext:value-type="float">
            <text:p>173,3</text:p>
          </table:table-cell>
          <table:table-cell table:formula="of:=COUNTIF([.$D$3:.$D$52];[.F5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73.35" calcext:value-type="float">
            <text:p>173,35</text:p>
          </table:table-cell>
          <table:table-cell table:formula="of:=COUNTIF([.$D$3:.$D$52];[.F55]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22:50:58.95257221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4:57:54.767916837</meta:creation-date>
    <dc:date>2018-06-08T11:48:41.654899527</dc:date>
    <meta:editing-duration>PT12H25M6S</meta:editing-duration>
    <meta:editing-cycles>3</meta:editing-cycles>
    <meta:generator>LibreOffice/6.0.3.2$Linux_X86_64 LibreOffice_project/00m0$Build-2</meta:generator>
    <meta:document-statistic meta:table-count="1" meta:cell-count="26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6cm" svg:height="5.765cm" xlink:href=".." xlink:type="simple" chart:class="chart:bar" chart:style-name="ch1">
        <chart:title svg:x="3.872cm" svg:y="0.25cm" chart:style-name="ch2">
          <text:p>zero gauss</text:p>
        </chart:title>
        <chart:legend chart:legend-position="end" svg:x="7.763cm" svg:y="2.622cm" style:legend-expansion="high" chart:style-name="ch3"/>
        <chart:plot-area chart:style-name="ch4" table:cell-range-address="Foglio1.H16:Foglio1.H21" svg:x="0.202cm" svg:y="1.066cm" svg:width="7.359cm" svg:height="4.584cm">
          <chartooo:coordinate-region svg:x="0.823cm" svg:y="1.226cm" svg:width="6.738cm" svg:height="3.8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H16:Foglio1.H2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79cm" svg:height="6.031cm" xlink:href=".." xlink:type="simple" chart:class="chart:bar" chart:style-name="ch1">
        <chart:title svg:x="3.964cm" svg:y="0.255cm" chart:style-name="ch2">
          <text:p>provetta 1</text:p>
        </chart:title>
        <chart:legend chart:legend-position="end" svg:x="7.736cm" svg:y="2.755cm" style:legend-expansion="high" chart:style-name="ch3"/>
        <chart:plot-area chart:style-name="ch4" table:cell-range-address="Foglio1.H31:Foglio1.H34" svg:x="0.201cm" svg:y="1.076cm" svg:width="7.334cm" svg:height="4.835cm">
          <chartooo:coordinate-region svg:x="0.822cm" svg:y="1.236cm" svg:width="6.713cm" svg:height="4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H31:Foglio1.H3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Foglio1.H31:Foglio1.H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38cm" svg:height="6.323cm" xlink:href=".." xlink:type="simple" chart:class="chart:bar" chart:style-name="ch1">
        <chart:title svg:x="3.744cm" svg:y="0.261cm" chart:style-name="ch2">
          <text:p>provetta 2</text:p>
        </chart:title>
        <chart:legend chart:legend-position="end" svg:x="7.295cm" svg:y="2.901cm" style:legend-expansion="high" chart:style-name="ch3"/>
        <chart:plot-area chart:style-name="ch4" table:cell-range-address="Foglio1.H47:Foglio1.H51" svg:x="0.192cm" svg:y="1.088cm" svg:width="6.911cm" svg:height="5.109cm">
          <chartooo:coordinate-region svg:x="0.813cm" svg:y="1.248cm" svg:width="6.29cm" svg:height="4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H47:Foglio1.H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H47:Foglio1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08cm" svg:height="6.323cm" xlink:href=".." xlink:type="simple" chart:class="chart:bar" chart:style-name="ch1">
        <chart:legend chart:legend-position="end" svg:x="9.939cm" svg:y="2.901cm" style:legend-expansion="high" chart:style-name="ch2"/>
        <chart:plot-area chart:style-name="ch3" table:cell-range-address="Foglio1.G15:Foglio1.G27" svg:x="0.08cm" svg:y="0.05cm" svg:width="10.136cm" svg:height="6.203cm">
          <chartooo:coordinate-region svg:x="0.701cm" svg:y="0.21cm" svg:width="9.515cm" svg:height="5.4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15:Foglio1.G27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G15:Foglio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3cm" svg:height="7.385cm" xlink:href=".." xlink:type="simple" chart:class="chart:bar" chart:style-name="ch1">
        <chart:legend chart:legend-position="end" svg:x="11.344cm" svg:y="3.432cm" style:legend-expansion="high" chart:style-name="ch2"/>
        <chart:plot-area chart:style-name="ch3" table:cell-range-address="Foglio1.G30:Foglio1.G37" svg:x="0.247cm" svg:y="0.185cm" svg:width="10.795cm" svg:height="6.973cm">
          <chartooo:coordinate-region svg:x="0.868cm" svg:y="0.345cm" svg:width="10.174cm" svg:height="6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30:Foglio1.G3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glio1.G30:Foglio1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31cm" svg:height="7.173cm" xlink:href=".." xlink:type="simple" chart:class="chart:bar" chart:style-name="ch1">
        <chart:legend chart:legend-position="end" svg:x="10.462cm" svg:y="3.326cm" style:legend-expansion="high" chart:style-name="ch2"/>
        <chart:plot-area chart:style-name="ch3" table:cell-range-address="Foglio1.G46:Foglio1.G55" svg:x="0.256cm" svg:y="0.143cm" svg:width="9.95cm" svg:height="6.887cm">
          <chartooo:coordinate-region svg:x="0.877cm" svg:y="0.303cm" svg:width="9.329cm" svg:height="6.1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46:Foglio1.G5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G46:Foglio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